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Times New Roman1" svg:font-family="'Times New Roman'" style:font-family-generic="roman"/>
    <style:font-face style:name="Arial3"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Header">
      <style:paragraph-properties fo:text-align="start" style:justify-single-word="false"/>
    </style:style>
    <style:style style:name="T1" style:family="text">
      <style:text-properties fo:font-variant="normal" fo:text-transform="none" fo:color="#444444" style:font-name="Arial1" fo:font-size="10.5pt" fo:letter-spacing="normal" fo:font-style="normal" fo:font-weight="normal"/>
    </style:style>
    <style:style style:name="T2" style:family="text">
      <style:text-properties fo:font-style="normal"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color="#00000a" style:font-name="Times New Roman1" fo:language="no" fo:country="NO" style:font-name-asian="Times New Roman1" style:font-name-complex="Times New Roman1"/>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gumenterende tekst</text:p>
      <text:p text:style-name="P7"/>
      <text:p text:style-name="P5"/>
      <text:p text:style-name="P5"><text:span text:style-name="T4">I Å ta liv: Embryoet og fosteret </text:span>argumenterer Peter Singer for at det kan være moralsk akseptabelt å ta livet av foster og selv spedbarn.</text:p>
      <text:p text:style-name="P5"/>
      <text:p text:style-name="P3"><text:span text:style-name="T2">Singer bygger det meste av teksten sin rundt det såkalte ''konservative argumentet'' mot abort. Som en syllogisme går argumentet som følger:</text:span></text:p>
      <text:p text:style-name="P3"><text:span text:style-name="T2"/></text:p>
      <text:list xml:id="list4333723851675556649" text:style-name="L1">
        <text:list-item>
          <text:p text:style-name="P4"><text:span text:style-name="T2">P1: Det er galt å drepe et uskyldig menneske.</text:span></text:p>
        </text:list-item>
        <text:list-item>
          <text:p text:style-name="P4"><text:span text:style-name="T2">P2: Et menneskefoster er et uskyldig menneske. </text:span></text:p>
        </text:list-item>
        <text:list-item>
          <text:p text:style-name="P6">K: Det er derfor galt å drepe et menneskefoster.</text:p>
        </text:list-item>
      </text:list>
      <text:p text:style-name="P5"/>
      <text:p text:style-name="P5">De fleste liberale argumenter mot denne syllogismen angriper P2, og mener at et foster ikke kan regnes som et menneske. Singer mener at disse motargumentene ikke holder, siden de ikke klarer å sette et skarpt skille når fosteret blir et menneske. Singer velger heller å se på P1. Grunnen til at det å drepe en person er galt i følge utilitarismen, er at dette øker lidelsen i verden og at personen har en preferanse om ikke å dø. Men siden et foster ikke har selvbevisstheten til å ha denne preferanse, og en abort kan gjøres smertelfritt, mener Singer at man ikke kan argumentere at fosteret har samme rettigheten som en voksen person om ikke å bli drep.</text:p>
      <text:p text:style-name="P5"/>
      <text:p text:style-name="P5">Et motargument Singer presenterer er at fosteret har potensialet til å bli en rasjonalitet, autonomisk, selvbevisst person. Men Singer bruker en rekke analogier til å vise at noe som har potensialet til X ikke har de samme rettighetene til X. Dermed står konklusjon til Singer: Det kan være moralsk akseptabelt å drepe foster og spedbarn.</text:p>
      <text:p text:style-name="P5"/>
      <text:p text:style-name="P5">La oss nå se for oss en person, uten noen etterlatte, er sterkt rammet av demens, til slikt et nivå at det er lite tegn på selvbevissthet. Hva ville Singer sagt i dette tilfellet? Vi skal bruke dette tankeeksperimentet til å se på to av argumentene til Singer. Vi starter med å se på Singer påstand om at fosterets mangel på selvbevissthet som grunnen på den mangel på rettigheter. Om dette er tilfellet vil det ikke være noe i veien for å kunne ta livet av denne personen. Selv om noen vil kunne argumentere for at det vil være barmhjertig å ta livet av en sånn person, grunnet mangelen på et verdig liv, og at man nok kan argumentere at ut ifra utilitaristiske syn vil dette være rettferdiggjort. Siden noen må ta vare på denne personen, og personen selv ikke har noen preferanse om ikke å dø (dette er nok ikke tilfelle for virkelige demente), så vil den universale lykken økes om vi dreper denne personen. Vi kan fort se her at selvbevissthet som grunnlaget for rettigheter kan lede oss ned den <text:span text:style-name="T4">Glatte Bakken</text:span><text:span text:style-name="T4"><text:note text:id="ftn1" text:note-class="footnote"><text:note-citation>1</text:note-citation><text:note-body><text:p text:style-name="Footnote">''Slippery Slope'' på engelsk</text:p></text:note-body></text:note></text:span>, hvor drap på personer med nedsatt selvbevissthet kan rettferdiggjøres. </text:p>
      <text:p text:style-name="P5"/>
      <text:p text:style-name="P5">La oss nå se for oss at det finnes en kur mot demens. Etter 9 måneders behandling vil personen få tilbake selvbevisstheten. Dette gjør at personen før dette kun har potensialet til selvbevissthet. Per Singers argument vil drap av denne personen kunne rettferdiggjøres, siden dens potensial for selvbevissthet ikke gir samme rettigheter som en selvbevist person. Man kan argumentere for at denne personen bare midlertidig mangler selvbevissthet, og derfor ikke kan drepes. Men dette er ikke en faktor Singers argument, som stiller spørsmålet om personen besitter selvbevissthet eller ikke. </text:p>
      <text:p text:style-name="P5"/>
      <text:p text:style-name="P5">Vi har sett over at selvbevissthet som skille mellom et foster og en person ikke er så skarp som vi helst vil ha det til å være. Men vi kan også bruke Singer til å argumentere mot dette skillet. I <text:s/><text:span text:style-name="T4">Alle </text:span><text:soft-page-break/><text:span text:style-name="T4">dyr er likeverdige </text:span><text:span text:style-name="T6">(ref) </text:span>mener Singer at det ikke burde være på grunnlaget av noen ferdighet at verdien til noe bedømmes. Et spedbarn, og tildels foster, reagere på stimuli og har en preferanse for ikke å oppleve det. Spedbarnet vil ikke kunne artikulere et høyere ønske om ikke å dø, som en voksen person vil kunne. Men det vil heller ikke en fisk eller en kanin gjøre. Så ved å bedømme livsretten til fosteret og spedbarnet <text:s/>utifra den evne til å ha denne preferansen, så bryters Singers krav til likeverdsprinsippet. Dette er først og fremst et problem om man godtar Singers argumenter mot drap av dyr.</text:p>
      <text:p text:style-name="P5"/>
      <text:p text:style-name="P8"><text:span text:style-name="T3">Kan vi finne ekstern kritikk av de utilitaristiske argumentene? Fra deontologien kan vi argumentere at fosteret må brukes som et mål i seg, og har visse rettigheter. Men igjen kommer spørsmålet om fostret er en person, og derfor har disse rettighetene. Vi ser heller til dydsetikken og </text:span><text:span text:style-name="T5">Rosalind </text:span><text:span text:style-name="T3">Hursthouse. Hursthouse mener at spørsmålet om fosterets status – som en selvbevisst person – er et metafysisk spørsmål, som fører debatten vekk fra de virkelige omstendighetene rundt graviditeten. Den virkelige problemet kan være alt for komplisert til at det kan reduseres til et ja/nei-spørsmål om fosterets status.<text:tab/></text:span></text:p>
      <text:p text:style-name="P5"/>
      <text:p text:style-name="P5"/>
      <text:p text:style-name="P5"/>
      <text:p text:style-name="P5"/>
      <text:p text:style-name="P5"/>
      <text:p text:style-name="P5"/>
      <text:p text:style-name="P5"/>
      <text:p text:style-name="P5"/>
      <text:p text:style-name="P5"/>
      <text:p text:style-name="P5"/>
      <text:p text:style-name="P2"/>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Times New Roman1" svg:font-family="'Times New Roman'" style:font-family-generic="roman"/>
    <style:font-face style:name="Arial3"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fo:font-variant="normal" fo:text-transform="none" fo:color="#444444" style:font-name="Arial1" fo:font-size="10.5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emesteroppgave Exphil 03 <text:tab/><text:tab/>Kandidatnr: <text:span text:style-name="MT1">142391</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Heinesen</meta:initial-creator>
    <meta:creation-date>2018-05-01T17:04:09.59</meta:creation-date>
    <meta:generator>OpenOffice/4.1.3$Win32 OpenOffice.org_project/413m1$Build-9783</meta:generator>
    <dc:date>2018-05-02T16:29:14.38</dc:date>
    <dc:creator>Daniel Heinesen</dc:creator>
    <meta:editing-duration>PT23H24M34S</meta:editing-duration>
    <meta:editing-cycles>57</meta:editing-cycles>
    <meta:document-statistic meta:table-count="0" meta:image-count="0" meta:object-count="0" meta:page-count="2" meta:paragraph-count="14" meta:word-count="783" meta:character-count="4605"/>
  </office:meta>
</office:document-meta>
</file>